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voidRetu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WriterResultHandlerTests.jacksonTypeOfLi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WriterResultHandlerTests.assertResponseBody( String response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r.Bar( String paren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flux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WriterResultHandlerTests.unsupportedReturn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ontroller.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Bea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WriterResultHandlerTests.jacksonTypeWithSub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WriterResultHandlerTests.useDefaul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Controller.listParen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Controller.mono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entClass.getParent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Class.ParentClass( String paren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WriterResultHandlerTests.void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stController.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oo.Foo( String paren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ontroller.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Controller.observable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Controller.flowableVo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Controller.identif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rentClass.setParentProperty( String parent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WriterResultHandlerTests.useDefaul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WriterResultHandlerTests.jacksonTypeWithSubTypeOfLi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Bean.SimpleBean( Long id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ontroller.comple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estController.listIdentif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WriterResultHandlerTests.testVoid( Object body ,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ssageWriterResultHandlerTests.initResultHandler( HttpMessageWriter &lt; ? &gt; ... wri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rentClass.Paren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